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62383" officeooo:paragraph-rsid="00062383"/>
    </style:style>
    <style:style style:name="P2" style:family="paragraph" style:parent-style-name="Preformatted_20_Text">
      <style:text-properties officeooo:rsid="00062383" officeooo:paragraph-rsid="000ab776"/>
    </style:style>
    <style:style style:name="P3" style:family="paragraph" style:parent-style-name="Preformatted_20_Text">
      <style:text-properties officeooo:rsid="00067223" officeooo:paragraph-rsid="00067223"/>
    </style:style>
    <style:style style:name="P4" style:family="paragraph" style:parent-style-name="Preformatted_20_Text">
      <style:text-properties officeooo:rsid="0006a7a5" officeooo:paragraph-rsid="0006a7a5"/>
    </style:style>
    <style:style style:name="P5" style:family="paragraph" style:parent-style-name="Preformatted_20_Text">
      <style:text-properties officeooo:rsid="00073b99" officeooo:paragraph-rsid="00073b99"/>
    </style:style>
    <style:style style:name="P6" style:family="paragraph" style:parent-style-name="Preformatted_20_Text">
      <style:text-properties officeooo:rsid="00073b99" officeooo:paragraph-rsid="00073b99" loext:padding="0cm" loext:border="none"/>
    </style:style>
    <style:style style:name="P7" style:family="paragraph" style:parent-style-name="Preformatted_20_Text">
      <style:text-properties officeooo:rsid="000ab776" officeooo:paragraph-rsid="000ab776"/>
    </style:style>
    <style:style style:name="P8" style:family="paragraph" style:parent-style-name="Preformatted_20_Text">
      <style:text-properties officeooo:rsid="000bb326" officeooo:paragraph-rsid="000bb326"/>
    </style:style>
    <style:style style:name="P9" style:family="paragraph" style:parent-style-name="Preformatted_20_Text">
      <style:text-properties officeooo:rsid="000c7a6d" officeooo:paragraph-rsid="000c7a6d"/>
    </style:style>
    <style:style style:name="P10" style:family="paragraph" style:parent-style-name="Preformatted_20_Text">
      <style:text-properties officeooo:rsid="000df224" officeooo:paragraph-rsid="000df224"/>
    </style:style>
    <style:style style:name="P11" style:family="paragraph" style:parent-style-name="Preformatted_20_Text">
      <style:text-properties officeooo:rsid="000df224" officeooo:paragraph-rsid="000df224" fo:background-color="#c7a0cb"/>
    </style:style>
    <style:style style:name="P12" style:family="paragraph" style:parent-style-name="Preformatted_20_Text">
      <style:text-properties officeooo:rsid="000eba15" officeooo:paragraph-rsid="000eba15" fo:background-color="transparent"/>
    </style:style>
    <style:style style:name="P13" style:family="paragraph" style:parent-style-name="Preformatted_20_Text">
      <style:text-properties officeooo:rsid="000fc0e2" officeooo:paragraph-rsid="000fc0e2" fo:background-color="transparent"/>
    </style:style>
    <style:style style:name="P14" style:family="paragraph" style:parent-style-name="Preformatted_20_Text">
      <style:text-properties officeooo:rsid="0010be45" officeooo:paragraph-rsid="0010be45" fo:background-color="transparent"/>
    </style:style>
    <style:style style:name="P15" style:family="paragraph" style:parent-style-name="Preformatted_20_Text">
      <style:text-properties officeooo:rsid="0011bec2" officeooo:paragraph-rsid="0011bec2" fo:background-color="transparent"/>
    </style:style>
    <style:style style:name="P16" style:family="paragraph" style:parent-style-name="Preformatted_20_Text">
      <style:text-properties officeooo:rsid="0013a6ee" officeooo:paragraph-rsid="0013a6ee" fo:background-color="transparent"/>
    </style:style>
    <style:style style:name="P17" style:family="paragraph" style:parent-style-name="Preformatted_20_Text">
      <style:text-properties officeooo:rsid="00196a27" officeooo:paragraph-rsid="00196a27" fo:background-color="transparent"/>
    </style:style>
    <style:style style:name="P18" style:family="paragraph" style:parent-style-name="Preformatted_20_Text">
      <style:text-properties officeooo:rsid="0015c30d" officeooo:paragraph-rsid="0015c30d" fo:background-color="transparent"/>
    </style:style>
    <style:style style:name="P19" style:family="paragraph" style:parent-style-name="Preformatted_20_Text">
      <style:text-properties officeooo:rsid="001a2b5c" officeooo:paragraph-rsid="001a2b5c" fo:background-color="transparent"/>
    </style:style>
    <style:style style:name="P20" style:family="paragraph" style:parent-style-name="Preformatted_20_Text">
      <style:text-properties officeooo:rsid="001a92eb" officeooo:paragraph-rsid="001a92eb" fo:background-color="transparent"/>
    </style:style>
    <style:style style:name="P21" style:family="paragraph" style:parent-style-name="Preformatted_20_Text">
      <style:text-properties officeooo:rsid="001e4972" officeooo:paragraph-rsid="001e4972" fo:background-color="transparent"/>
    </style:style>
    <style:style style:name="P22" style:family="paragraph" style:parent-style-name="Preformatted_20_Text">
      <style:text-properties officeooo:rsid="001f190a" officeooo:paragraph-rsid="001f190a" fo:background-color="transparent"/>
    </style:style>
    <style:style style:name="P23" style:family="paragraph" style:parent-style-name="Preformatted_20_Text">
      <style:text-properties officeooo:rsid="00209c87" officeooo:paragraph-rsid="00209c87" fo:background-color="transparent"/>
    </style:style>
    <style:style style:name="P24" style:family="paragraph" style:parent-style-name="Preformatted_20_Text">
      <style:text-properties officeooo:rsid="00215606" officeooo:paragraph-rsid="00215606" fo:background-color="transparent"/>
    </style:style>
    <style:style style:name="P25" style:family="paragraph" style:parent-style-name="Preformatted_20_Text">
      <style:text-properties officeooo:rsid="00216203" officeooo:paragraph-rsid="00216203" fo:background-color="transparent"/>
    </style:style>
    <style:style style:name="P26" style:family="paragraph" style:parent-style-name="Preformatted_20_Text">
      <style:text-properties officeooo:rsid="0021cb06" officeooo:paragraph-rsid="0021cb06" fo:background-color="transparent"/>
    </style:style>
    <style:style style:name="P27" style:family="paragraph" style:parent-style-name="Preformatted_20_Text">
      <style:text-properties officeooo:rsid="0022bef9" officeooo:paragraph-rsid="0022bef9" fo:background-color="transparent"/>
    </style:style>
    <style:style style:name="P28" style:family="paragraph" style:parent-style-name="Preformatted_20_Text">
      <style:text-properties officeooo:rsid="0023e674" officeooo:paragraph-rsid="0023e674" fo:background-color="transparent"/>
    </style:style>
    <style:style style:name="P29" style:family="paragraph" style:parent-style-name="Preformatted_20_Text">
      <style:text-properties officeooo:rsid="002506ea" officeooo:paragraph-rsid="002506ea" fo:background-color="transparent"/>
    </style:style>
    <style:style style:name="P30" style:family="paragraph" style:parent-style-name="Preformatted_20_Text">
      <style:text-properties officeooo:rsid="00252156" officeooo:paragraph-rsid="00252156" fo:background-color="transparent"/>
    </style:style>
    <style:style style:name="P31" style:family="paragraph" style:parent-style-name="Preformatted_20_Text">
      <style:text-properties officeooo:rsid="0025bf99" officeooo:paragraph-rsid="0025bf99" fo:background-color="transparent"/>
    </style:style>
    <style:style style:name="P32" style:family="paragraph" style:parent-style-name="Preformatted_20_Text">
      <style:text-properties officeooo:rsid="0026eca8" officeooo:paragraph-rsid="0026eca8" fo:background-color="transparent"/>
    </style:style>
    <style:style style:name="P33" style:family="paragraph" style:parent-style-name="Preformatted_20_Text">
      <style:text-properties officeooo:rsid="0027ee4c" officeooo:paragraph-rsid="0027ee4c" fo:background-color="transparent"/>
    </style:style>
    <style:style style:name="P34" style:family="paragraph" style:parent-style-name="Preformatted_20_Text">
      <style:text-properties officeooo:rsid="0028da35" officeooo:paragraph-rsid="0028da35" fo:background-color="transparent"/>
    </style:style>
    <style:style style:name="P35" style:family="paragraph" style:parent-style-name="Preformatted_20_Text">
      <style:text-properties officeooo:rsid="0028f4f5" officeooo:paragraph-rsid="0028f4f5" fo:background-color="transparent"/>
    </style:style>
    <style:style style:name="P36" style:family="paragraph" style:parent-style-name="Preformatted_20_Text">
      <style:text-properties officeooo:rsid="0029377f" officeooo:paragraph-rsid="0029377f" fo:background-color="transparent"/>
    </style:style>
    <style:style style:name="P37" style:family="paragraph" style:parent-style-name="Preformatted_20_Text">
      <style:text-properties officeooo:rsid="002b169d" officeooo:paragraph-rsid="002b169d" fo:background-color="transparent"/>
    </style:style>
    <style:style style:name="P38" style:family="paragraph" style:parent-style-name="Preformatted_20_Text">
      <style:text-properties officeooo:rsid="002ddb3e" officeooo:paragraph-rsid="002ddb3e" fo:background-color="transparent"/>
    </style:style>
    <style:style style:name="P39" style:family="paragraph" style:parent-style-name="Preformatted_20_Text">
      <style:text-properties officeooo:rsid="00308a63" officeooo:paragraph-rsid="00308a63" fo:background-color="transparent"/>
    </style:style>
    <style:style style:name="P40" style:family="paragraph" style:parent-style-name="Preformatted_20_Text">
      <style:text-properties officeooo:rsid="0030b35f" officeooo:paragraph-rsid="0030b35f" fo:background-color="transparent"/>
    </style:style>
    <style:style style:name="P41" style:family="paragraph" style:parent-style-name="Preformatted_20_Text">
      <style:text-properties officeooo:rsid="00323d23" officeooo:paragraph-rsid="00323d23" fo:background-color="transparent"/>
    </style:style>
    <style:style style:name="P42" style:family="paragraph" style:parent-style-name="Preformatted_20_Text">
      <style:text-properties officeooo:rsid="003260fd" officeooo:paragraph-rsid="003260fd" fo:background-color="transparent"/>
    </style:style>
    <style:style style:name="P43" style:family="paragraph" style:parent-style-name="Preformatted_20_Text">
      <style:text-properties officeooo:rsid="0035e2fe" officeooo:paragraph-rsid="0035e2fe" fo:background-color="transparent"/>
    </style:style>
    <style:style style:name="P44" style:family="paragraph" style:parent-style-name="Preformatted_20_Text">
      <style:text-properties officeooo:rsid="0037c551" officeooo:paragraph-rsid="0037c551" fo:background-color="transparent"/>
    </style:style>
    <style:style style:name="P45" style:family="paragraph" style:parent-style-name="Preformatted_20_Text">
      <style:text-properties officeooo:rsid="003b59d2" officeooo:paragraph-rsid="003b59d2" fo:background-color="transparent"/>
    </style:style>
    <style:style style:name="P46" style:family="paragraph" style:parent-style-name="Preformatted_20_Text">
      <style:text-properties officeooo:rsid="003c0315" officeooo:paragraph-rsid="003c0315" fo:background-color="transparent"/>
    </style:style>
    <style:style style:name="P47" style:family="paragraph" style:parent-style-name="Preformatted_20_Text">
      <style:text-properties officeooo:rsid="003d3af0" officeooo:paragraph-rsid="003d3af0" fo:background-color="transparent"/>
    </style:style>
    <style:style style:name="P48" style:family="paragraph" style:parent-style-name="Preformatted_20_Text">
      <style:text-properties officeooo:rsid="003f9d17" officeooo:paragraph-rsid="003f9d17" fo:background-color="transparent"/>
    </style:style>
    <style:style style:name="P49" style:family="paragraph" style:parent-style-name="Preformatted_20_Text">
      <style:text-properties officeooo:rsid="00413ece" officeooo:paragraph-rsid="00413ece" fo:background-color="transparent"/>
    </style:style>
    <style:style style:name="P50" style:family="paragraph" style:parent-style-name="Preformatted_20_Text">
      <style:text-properties officeooo:rsid="00429532" officeooo:paragraph-rsid="00429532" fo:background-color="transparent"/>
    </style:style>
    <style:style style:name="P51" style:family="paragraph" style:parent-style-name="Preformatted_20_Text">
      <style:text-properties officeooo:rsid="00438a79" officeooo:paragraph-rsid="00438a79" fo:background-color="transparent"/>
    </style:style>
    <style:style style:name="P52" style:family="paragraph" style:parent-style-name="Preformatted_20_Text">
      <style:text-properties officeooo:rsid="0044f1f3" officeooo:paragraph-rsid="0044f1f3" fo:background-color="transparent"/>
    </style:style>
    <style:style style:name="P53" style:family="paragraph" style:parent-style-name="Preformatted_20_Text">
      <style:text-properties officeooo:rsid="0045ec88" officeooo:paragraph-rsid="0045ec88" fo:background-color="transparent"/>
    </style:style>
    <style:style style:name="P54" style:family="paragraph" style:parent-style-name="Preformatted_20_Text">
      <style:text-properties officeooo:rsid="00491fca" officeooo:paragraph-rsid="00491fca" fo:background-color="transparent"/>
    </style:style>
    <style:style style:name="P55" style:family="paragraph" style:parent-style-name="Preformatted_20_Text">
      <style:text-properties officeooo:rsid="004a7afd" officeooo:paragraph-rsid="004a7afd" fo:background-color="transparent"/>
    </style:style>
    <style:style style:name="P56" style:family="paragraph" style:parent-style-name="Preformatted_20_Text">
      <style:text-properties officeooo:rsid="004affaa" officeooo:paragraph-rsid="004affaa" fo:background-color="transparent"/>
    </style:style>
    <style:style style:name="P57" style:family="paragraph" style:parent-style-name="Preformatted_20_Text">
      <style:text-properties officeooo:rsid="004bad7d" officeooo:paragraph-rsid="004bad7d" fo:background-color="transparent"/>
    </style:style>
    <style:style style:name="P58" style:family="paragraph" style:parent-style-name="Preformatted_20_Text">
      <style:text-properties officeooo:rsid="004be056" officeooo:paragraph-rsid="004be056" fo:background-color="transparent"/>
    </style:style>
    <style:style style:name="P59" style:family="paragraph" style:parent-style-name="Preformatted_20_Text">
      <style:text-properties officeooo:rsid="004c9db2" officeooo:paragraph-rsid="004c9db2" fo:background-color="transparent"/>
    </style:style>
    <style:style style:name="P60" style:family="paragraph" style:parent-style-name="Preformatted_20_Text">
      <style:text-properties officeooo:rsid="004d0768" officeooo:paragraph-rsid="004d0768" fo:background-color="transparent"/>
    </style:style>
    <style:style style:name="P61" style:family="paragraph" style:parent-style-name="Preformatted_20_Text">
      <style:text-properties officeooo:rsid="004e186e" officeooo:paragraph-rsid="004e186e" fo:background-color="transparent"/>
    </style:style>
    <style:style style:name="P62" style:family="paragraph" style:parent-style-name="Preformatted_20_Text">
      <style:text-properties officeooo:rsid="004ec81a" officeooo:paragraph-rsid="004ec81a" fo:background-color="transparent"/>
    </style:style>
    <style:style style:name="P63" style:family="paragraph" style:parent-style-name="Preformatted_20_Text">
      <style:text-properties officeooo:rsid="00505469" officeooo:paragraph-rsid="00505469" fo:background-color="transparent"/>
    </style:style>
    <style:style style:name="P64" style:family="paragraph" style:parent-style-name="Preformatted_20_Text">
      <style:text-properties officeooo:rsid="00505a97" officeooo:paragraph-rsid="00505a97" fo:background-color="transparent"/>
    </style:style>
    <style:style style:name="P65" style:family="paragraph" style:parent-style-name="Preformatted_20_Text">
      <style:text-properties officeooo:rsid="0050b6c4" officeooo:paragraph-rsid="0050b6c4" fo:background-color="transparent"/>
    </style:style>
    <style:style style:name="P66" style:family="paragraph" style:parent-style-name="Preformatted_20_Text">
      <style:text-properties officeooo:rsid="00528bf2" officeooo:paragraph-rsid="00528bf2" fo:background-color="transparent"/>
    </style:style>
    <style:style style:name="P67" style:family="paragraph" style:parent-style-name="Preformatted_20_Text">
      <style:text-properties officeooo:rsid="005460c3" officeooo:paragraph-rsid="005460c3" fo:background-color="transparent"/>
    </style:style>
    <style:style style:name="P68" style:family="paragraph" style:parent-style-name="Preformatted_20_Text">
      <style:text-properties officeooo:rsid="002bc7ba" officeooo:paragraph-rsid="002bc7ba" fo:background-color="#dfcce4"/>
    </style:style>
    <style:style style:name="P69" style:family="paragraph" style:parent-style-name="Preformatted_20_Text">
      <style:paragraph-properties fo:margin-top="0cm" fo:margin-bottom="0.499cm" loext:contextual-spacing="false"/>
    </style:style>
    <style:style style:name="P70" style:family="paragraph" style:parent-style-name="Preformatted_20_Text">
      <style:paragraph-properties fo:margin-top="0cm" fo:margin-bottom="0cm" loext:contextual-spacing="false"/>
      <style:text-properties loext:padding="0cm" loext:border="none"/>
    </style:style>
    <style:style style:name="P71" style:family="paragraph" style:parent-style-name="Preformatted_20_Text">
      <style:text-properties officeooo:rsid="00513158" officeooo:paragraph-rsid="00505469" fo:background-color="transparent"/>
    </style:style>
    <style:style style:name="P72" style:family="paragraph" style:parent-style-name="Preformatted_20_Text">
      <style:text-properties officeooo:rsid="005460c3" officeooo:paragraph-rsid="005460c3" fo:background-color="transparent"/>
    </style:style>
    <style:style style:name="P73" style:family="paragraph" style:parent-style-name="Preformatted_20_Text">
      <style:text-properties officeooo:rsid="0057782a" officeooo:paragraph-rsid="0057782a" fo:background-color="transparent"/>
    </style:style>
    <style:style style:name="P74" style:family="paragraph" style:parent-style-name="Preformatted_20_Text">
      <style:text-properties officeooo:rsid="0057e59f" officeooo:paragraph-rsid="0057e59f" fo:background-color="transparent"/>
    </style:style>
    <style:style style:name="P75" style:family="paragraph" style:parent-style-name="Preformatted_20_Text">
      <style:text-properties officeooo:rsid="005ae940" officeooo:paragraph-rsid="005ae940" fo:background-color="transparent"/>
    </style:style>
    <style:style style:name="P76" style:family="paragraph" style:parent-style-name="Preformatted_20_Text">
      <style:text-properties officeooo:rsid="005b6d00" officeooo:paragraph-rsid="005b6d00" fo:background-color="transparent"/>
    </style:style>
    <style:style style:name="P77" style:family="paragraph" style:parent-style-name="Preformatted_20_Text">
      <style:text-properties officeooo:rsid="005b79cd" officeooo:paragraph-rsid="005b79cd" fo:background-color="transparent"/>
    </style:style>
    <style:style style:name="T1" style:family="text">
      <style:text-properties officeooo:rsid="0006a7a5"/>
    </style:style>
    <style:style style:name="T2" style:family="text">
      <style:text-properties fo:background-color="#bd7cb5" loext:char-shading-value="0"/>
    </style:style>
    <style:style style:name="T3" style:family="text">
      <style:text-properties officeooo:rsid="00073b99"/>
    </style:style>
    <style:style style:name="T4" style:family="text">
      <style:text-properties fo:background-color="#c7a0cb" loext:char-shading-value="0"/>
    </style:style>
    <style:style style:name="T5" style:family="text">
      <style:text-properties fo:background-color="#f37b70" loext:char-shading-value="0"/>
    </style:style>
    <style:style style:name="T6" style:family="text">
      <style:text-properties fo:background-color="#59c5c7" loext:char-shading-value="0"/>
    </style:style>
    <style:style style:name="T7" style:family="text">
      <style:text-properties officeooo:rsid="00109258"/>
    </style:style>
    <style:style style:name="T8" style:family="text">
      <style:text-properties officeooo:rsid="0011bec2"/>
    </style:style>
    <style:style style:name="T9" style:family="text">
      <style:text-properties officeooo:rsid="001b392f"/>
    </style:style>
    <style:style style:name="T10" style:family="text">
      <style:text-properties officeooo:rsid="001c5dfd"/>
    </style:style>
    <style:style style:name="T11" style:family="text">
      <style:text-properties officeooo:rsid="001cb5bd"/>
    </style:style>
    <style:style style:name="T12" style:family="text">
      <style:text-properties officeooo:rsid="0025542f"/>
    </style:style>
    <style:style style:name="T13" style:family="text">
      <style:text-properties officeooo:rsid="002d3ff6"/>
    </style:style>
    <style:style style:name="T14" style:family="text">
      <style:text-properties officeooo:rsid="00323d23"/>
    </style:style>
    <style:style style:name="T15" style:family="text">
      <style:text-properties officeooo:rsid="003260b4"/>
    </style:style>
    <style:style style:name="T16" style:family="text">
      <style:text-properties officeooo:rsid="004c9db2"/>
    </style:style>
    <style:style style:name="T17" style:family="text">
      <style:text-properties officeooo:rsid="004d0768"/>
    </style:style>
    <style:style style:name="T18" style:family="text">
      <style:text-properties officeooo:rsid="004e18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ur chaque cours :</text:p>
      <text:p text:style-name="P7">cd/cours-python</text:p>
      <text:p text:style-name="P2">source ~/.cours-python/bin/activate</text:p>
      <text:p text:style-name="P1">jupyter notebook</text:p>
      <text:p text:style-name="P1"/>
      <text:p text:style-name="P1">La commande source…. Ca dit au terminal de prendre les infos la ou on lui indique.</text:p>
      <text:p text:style-name="P1"/>
      <text:p text:style-name="P1">Virtualenv environnement virtuel qui réplique l’ordi avec les librairies qu’on utilise, pour éviter des conflits avec notre ordi. Environnement fermé.</text:p>
      <text:p text:style-name="P1"/>
      <text:p text:style-name="P3">Python 2 ne sera plus soutenu à partir de 2020.</text:p>
      <text:p text:style-name="P3">Python 3.4.1 version majeure, version mineure, correction de bug. Python 3 utilise utf-8</text:p>
      <text:p text:style-name="P3"/>
      <text:p text:style-name="P3">« « «  <text:span text:style-name="T1">une chaine sur plusieurs lignes » » »</text:span></text:p>
      <text:p text:style-name="P3"/>
      <text:p text:style-name="P4">nombre_de_memoire +=5 c’est la même chose que </text:p>
      <text:p text:style-name="P4">nombre_de_memoire = nombre_de_memoire + 5</text:p>
      <text:p text:style-name="P4"/>
      <text:p text:style-name="P4">print(nom + "<text:span text:style-name="T2"> </text:span>aime " + livre + "?") <text:span text:style-name="T3">il faut pas oublier l’espace pour que ca ne soit pas collé</text:span></text:p>
      <text:p text:style-name="P4"/>
      <text:p text:style-name="P5">nom[-1] ca permets de trouver la dernière lettre de la chaîne. Ca marche pour -1</text:p>
      <text:p text:style-name="P5">-2 -3 -4…</text:p>
      <text:p text:style-name="P5"/>
      <text:p text:style-name="P6">premiere_deux_lettres = nom[0:2]</text:p>
      <text:p text:style-name="P70">print(premiere_deux_lettres)</text:p>
      <text:p text:style-name="P69">Ma</text:p>
      <text:p text:style-name="Text_20_body">L'index <text:span text:style-name="Source_20_Text">0</text:span> est optionnel, on aurait pu tout à fait taper <text:span text:style-name="Source_20_Text">nom[:2]</text:span>. Cela se traduit en français par : prendre tous les caractères jusqu'à arriver à l'index <text:span text:style-name="Source_20_Text">2</text:span>. On peut aussi commencer au caractère <text:span text:style-name="Source_20_Text">2</text:span> et aller jusqu'à la fin:</text:p>
      <text:p text:style-name="P5"/>
      <text:p text:style-name="P5">Nous pouvons transformer notre phrase en une <text:span text:style-name="Source_20_Text">list</text:span><text:span text:style-name="Source_20_Text"><text:span text:style-name="T12">e</text:span></text:span> de mots (représentés par des chaînes) en utilisant la méthode <text:span text:style-name="Source_20_Text">split()</text:span> </text:p>
      <text:p text:style-name="P5"/>
      <text:p text:style-name="P8">La méthode est une fonction. Mais toute fonction n’est pas une méthode. Une méthode c’est un .qqch</text:p>
      <text:p text:style-name="P8"/>
      <text:p text:style-name="P9">variable.remove (élément)</text:p>
      <text:p text:style-name="P9"/>
      <text:p text:style-name="P10">Ponctuation dans les dictionnaires:</text:p>
      <text:p text:style-name="P10"/>
      <text:p text:style-name="P10">dictionnaire = <text:span text:style-name="T4">{</text:span></text:p>
      <text:p text:style-name="P10"><text:s text:c="4"/>"livre"<text:span text:style-name="T5">:</text:span> "Assemblage de feuilles imprimées et réunies en un volume, broché ou relié"<text:span text:style-name="T6">,</text:span></text:p>
      <text:p text:style-name="P10"><text:s text:c="4"/>"épée" <text:span text:style-name="T5">:</text:span> "Arme de main faite d'une lame d'acier pointue fixée à une poignée munie d'une garde."<text:span text:style-name="T6">,</text:span></text:p>
      <text:p text:style-name="P10"><text:s text:c="4"/>"archive" <text:span text:style-name="T5">:</text:span> "Pièce, document d'archives."</text:p>
      <text:p text:style-name="P11">}</text:p>
      <text:p text:style-name="P11"/>
      <text:p text:style-name="P12">Le tuple est immutable. C’est une liste qu’on ne peut plus modifier.</text:p>
      <text:p text:style-name="P17">Pour passer bonne_lecture_tuple = list(bonne_lecture.items())</text:p>
      <text:p text:style-name="P12"/>
      <text:p text:style-name="P13">Pour l’indentation, il faut faire 4 espaces. La police permets que tous les caractères aient la même taille.</text:p>
      <text:p text:style-name="P13"/>
      <text:p text:style-name="P13">De if à else c’est toujours la même condition, bloc de condition. Dès que y a un else c’est la fin d’un bloc. On ne peut pas mettre de elif/else derrière un else.</text:p>
      <text:p text:style-name="P13"><text:soft-page-break/>S’il y a deux if, ils ne font pas partie du même arbre. <text:span text:style-name="T7">Par contre on peut avoir autant de elif qu’on veut, mais dès que y a en un qui est vrai, c’est la fin de l’arbre.</text:span></text:p>
      <text:p text:style-name="P13"/>
      <text:p text:style-name="P14">Quand il <text:span text:style-name="T8">y a des conditions avec des chiffres</text:span>: aller du plus petit au plus grand ou du plus grand au plus petit.</text:p>
      <text:p text:style-name="P15">Ca évite les or et les and.</text:p>
      <text:p text:style-name="P15"/>
      <text:p text:style-name="P15">On prend les conditions les plus restrictives d’abord et les plus probables ensuite, pour que l’ordinateur travaille plus vite (on mets z avant le a par exemple, il y a moins de chance qu’on tombe sur un z)</text:p>
      <text:p text:style-name="P15"/>
      <text:p text:style-name="P15">Attention : if "a" in mot and "b" in mot or "n" in mot:</text:p>
      <text:p text:style-name="P15">L’ordinateur lis ("a" in mot and "b" in mot) or "n" in mot</text:p>
      <text:p text:style-name="P15">Alors on doit mettre les parenthèses selon ce qu’on veut.</text:p>
      <text:p text:style-name="P15"/>
      <text:p text:style-name="P16">Si une liste est vide, python pense que if c’est false ; il pense aussi que 0 c’est false.</text:p>
      <text:p text:style-name="P16">Il vaut mieux écrire if len(nom_liste) &gt; 0</text:p>
      <text:p text:style-name="P16"/>
      <text:p text:style-name="P18">Pour les anagrames : sorted (list (mot1) == sorted (list (mot2))</text:p>
      <text:p text:style-name="P18"/>
      <text:p text:style-name="P19">La fonction .count fonctionne sur les listes et sur les chaînes de caractère</text:p>
      <text:p text:style-name="P19"/>
      <text:p text:style-name="P20">TDD test driven development. C’est à ça que assert sert<text:span text:style-name="T9">l’a</text:span></text:p>
      <text:p text:style-name="P20"/>
      <text:p text:style-name="P20">.<text:span text:style-name="T10">join ca transforme une liste en chaine de caractères. Il faut mettre (« , espace ».join()</text:span></text:p>
      <text:p text:style-name="P20"/>
      <text:p text:style-name="P20">**<text:span text:style-name="T11">kwargs/fmtparams : il faut fouiller dans la doc pour savoir ce que ça peut prendre</text:span></text:p>
      <text:p text:style-name="P20"/>
      <text:p text:style-name="P21">exercice 1&amp;2 et listes et dictionnaires</text:p>
      <text:p text:style-name="P23">A voir DictReader et DictWriter</text:p>
      <text:p text:style-name="P30">Exercice de compréhension + exercice de fin de chapitre</text:p>
      <text:p text:style-name="P21"/>
      <text:p text:style-name="P21">from csv import writer j’importe qu’une fonction d’un module à la place d’importer tout le module</text:p>
      <text:p text:style-name="P21">Flux RSS : page web en XML qui permet d’afficher le titre des dernières nouvelles.</text:p>
      <text:p text:style-name="P22">With open nom de fichier ca crée le fichier. Mais si on fait with open dossier/fichier.csv ca ne peut pas créer le dossier s’il n’existe pas.</text:p>
      <text:p text:style-name="P22"/>
      <text:p text:style-name="P24">Petite guerre entre XML et JSON, mais qui n’a pas lieu d’être. Utilisation différente. TEI</text:p>
      <text:p text:style-name="P24">JSOn pour les listes avec pas beaucoup de métadonnées</text:p>
      <text:p text:style-name="P24"/>
      <text:p text:style-name="P24">Benchmark, j’évalue avec les mêmes critères 2-3 langages.</text:p>
      <text:p text:style-name="P24"/>
      <text:p text:style-name="P25">« {}-{} ».format(5,6) = « 5-6 »</text:p>
      <text:p text:style-name="P25">« {2}{0}-{1}.format(5,6,7) = « 75-6 »</text:p>
      <text:p text:style-name="P25">« {vers} - {texte} ».format(vers=1, texte= « »)</text:p>
      <text:p text:style-name="P25"/>
      <text:p text:style-name="P25">print("({0}) {1}".format(line["n"], line["texte"]))</text:p>
      <text:p text:style-name="P26">Les parenthèses autour du {0} sont juste la pour faire beau quand on print.</text:p>
      <text:p text:style-name="P26">Dans les parenthèses ont s’en fiche de l’indentation python.</text:p>
      <text:p text:style-name="P26"/>
      <text:p text:style-name="P27">Regarder YANL</text:p>
      <text:p text:style-name="P28">Port : certain type de donnée dans certain « tuyau »</text:p>
      <text:p text:style-name="P28"/>
      <text:p text:style-name="P29">2.20.0</text:p>
      <text:p text:style-name="P29">2 :Breaking change. Le code a été changé.</text:p>
      <text:p text:style-name="P29">20 : minor feature, j’ajoute des fonctionnalités</text:p>
      <text:p text:style-name="P29">0 : bug fix ou patch</text:p>
      <text:p text:style-name="P31"><text:soft-page-break/>typemime : chaine de caratère qui représente l’encodage de notre données (plain text, XML, HTML… ca permet de traiter correctement la réponse.</text:p>
      <text:p text:style-name="P31"/>
      <text:p text:style-name="P31">Un fichier type python ne va pas forcément créer que des fichiers python. Il peut faire des pages HTML, GIF… Il faut faire la différence entre l’extension du fichier et l’encodage du fichier</text:p>
      <text:p text:style-name="P31"/>
      <text:p text:style-name="P32">Avec try except : on try ce qu’on veut et le except c’est si on a des erreurs pour pas que ca plante. Le code continue à faire la boucle.</text:p>
      <text:p text:style-name="P32"/>
      <text:p text:style-name="P33">data.get(« links ») c’est équivalent à data[« links »] si y a « links »</text:p>
      <text:p text:style-name="P33">Mais si on a pas la clé « links » ca fait none dans le premier et une Keyerror dans le deuxième</text:p>
      <text:p text:style-name="P33"/>
      <text:p text:style-name="P34">Une api c’est une page web sauf qu’à la place d’être en HTML elles sont en JSON</text:p>
      <text:p text:style-name="P34"/>
      <text:p text:style-name="P35">voir ce que c’est une API OAI PMH</text:p>
      <text:p text:style-name="P35"/>
      <text:p text:style-name="P36">Eclipse est le pire IDE, ne jamais l’utiliser</text:p>
      <text:p text:style-name="P36"/>
      <text:p text:style-name="P37">un décorateur c’est une fonction qui permet de modifier une autre fonction</text:p>
      <text:p text:style-name="P37"/>
      <text:p text:style-name="P37">@click.command() c’est <text:s/>run=click.command(run)</text:p>
      <text:p text:style-name="P37"/>
      <text:p text:style-name="P68">Lire les fonctions et les commentaires du code. <text:span text:style-name="T13">Lire la doc de click et relire le cours</text:span></text:p>
      <text:p text:style-name="P68"/>
      <text:p text:style-name="P38">A mettre dans le cahier python :</text:p>
      <text:p text:style-name="P38"/>
      <text:p text:style-name="P38">nombre_de_memoire = nombre_de_memoire + 2</text:p>
      <text:p text:style-name="P38">c’est la même chose que</text:p>
      <text:p text:style-name="P38">nombre_de_memoire +=2</text:p>
      <text:p text:style-name="P38"/>
      <text:p text:style-name="P39">Pour faire du python dans le terminal.</text:p>
      <text:p text:style-name="P39">On tape python</text:p>
      <text:p text:style-name="P39">et ensuite on tape les lignes de code</text:p>
      <text:p text:style-name="P39">pour quitter control d</text:p>
      <text:p text:style-name="P39">je crée un fichier en faisant gedit fichier.py et pour le lancer python ficher.py</text:p>
      <text:p text:style-name="P40">Dans les CLI un flag soit <text:span text:style-name="T14">c’est en 2 positions</text:span> c’est full soit c’est pas (-full, is_flag=True)</text:p>
      <text:p text:style-name="P41">Il sait qu’il doit se relier à full</text:p>
      <text:p text:style-name="P41"/>
      <text:p text:style-name="P41">« -<text:span text:style-name="T15">l », « -–list », « list_ » on peut pas utiliser le nom, parce qu’il sert déjà à autre chose (open, list…) mais comme le nom est clair, on le reprend, on rajoute juste un underscore après </text:span></text:p>
      <text:p text:style-name="P41"/>
      <text:p text:style-name="P42">Si –full est là, ca fait true, si c’est pas là, c’et false.</text:p>
      <text:p text:style-name="P42"/>
      <text:p text:style-name="P42">UUID, identifiant généré unique et aléatoire</text:p>
      <text:p text:style-name="P42"/>
      <text:p text:style-name="P42">click.file</text:p>
      <text:p text:style-name="P42"/>
      <text:p text:style-name="P42">python recherche.py "Philaenis" --output fichier.csv</text:p>
      <text:p text:style-name="P42"/>
      <text:p text:style-name="P43">Programmation orienté objet</text:p>
      <text:p text:style-name="P43">Tout ce qui et dans python est une classe ou un objet. Un objet est l’instance de cette classe.</text:p>
      <text:p text:style-name="P43">Les méthodes sont disponibles par classe</text:p>
      <text:p text:style-name="P43"/>
      <text:p text:style-name="P44">$PATH, ca nous dit ou le logiciel qu’on a besoin est pris. Si on fait source/activate ca change le dossier ou on le prends en premier </text:p>
      <text:p text:style-name="P44">Les classes commencent pas une majuscule, les fonctions par une minuscule</text:p>
      <text:p text:style-name="P44"/>
      <text:p text:style-name="P45"><text:soft-page-break/>Pour faire un site web : le header, menu et footer reste. On fait un bloc qui s’insère à l’intérieur de ce cadre et qui change pour chaque page.</text:p>
      <text:p text:style-name="P45"/>
      <text:p text:style-name="P45">{ %Bloc contenu%}</text:p>
      <text:p text:style-name="P45">{%end block%}</text:p>
      <text:p text:style-name="P45"/>
      <text:p text:style-name="P45">Dans le fichier contenu :</text:p>
      <text:p text:style-name="P45">{%extends « conteneur.html » %}</text:p>
      <text:p text:style-name="P45">{%block contenu%}</text:p>
      <text:p text:style-name="P45">&lt;balises&gt;</text:p>
      <text:p text:style-name="P45">{%end block%£}</text:p>
      <text:p text:style-name="P45"/>
      <text:p text:style-name="P46">Etend, on prend tout ce qu’il y a dedans et on le mets dedans.</text:p>
      <text:p text:style-name="P46">Avec le include on prend ce qu’on a besoin et on le mets ou on en a besoin.</text:p>
      <text:p text:style-name="P46"/>
      <text:p text:style-name="P47">On peut voir les macros aussi.</text:p>
      <text:p text:style-name="P47"/>
      <text:p text:style-name="P47">Dans les assets, on mets Javascript, le css et les images. Sur flask le dossier des assets, il s’appelle static</text:p>
      <text:p text:style-name="P45"/>
      <text:p text:style-name="P48">Pour sqlite : si on mets / c’est un chemin relatif. Si on mets // c’est un chemin absolu.</text:p>
      <text:p text:style-name="P48">Deprecation, ca indique que la fonctionnalité va changer/disparaître.</text:p>
      <text:p text:style-name="P48"/>
      <text:p text:style-name="P49">ORM: Object relationship mapper. Système qui a partir de classe, permets de dire chaque ligne de ma base de donnée peut être interprêté comme un objet.</text:p>
      <text:p text:style-name="P49"/>
      <text:p text:style-name="P49">Avantages: si je change de moteur de base de données, il n'y a rien à changer ensuite. (par ex, de sqlite à MySQL)</text:p>
      <text:p text:style-name="P49">Plus facile, même si on est pas doué en requête SQL.</text:p>
      <text:p text:style-name="P49">Désavantage: Lenteur + perte si on a une toute petite fonction mysql qui est pas générale à tous les moteurs de base de données, il faut faire une requête spécifique.</text:p>
      <text:p text:style-name="P49"/>
      <text:p text:style-name="P50">Try et except pour quand il y a des erreurs. Si qqch ne fonctionne pas, il fait la chose suivante</text:p>
      <text:p text:style-name="P51">Une erreur arrête le code.</text:p>
      <text:p text:style-name="P51">Raise lance l’erreur</text:p>
      <text:p text:style-name="P51"/>
      <text:p text:style-name="P52">Formulaire dans &lt;form&gt;</text:p>
      <text:p text:style-name="P52">mtehod (soit get soit post)</text:p>
      <text:p text:style-name="P52">action (la page)</text:p>
      <text:p text:style-name="P53">Beaucoup d’input type possible :Le radio c’est les points ronds avec un point noir pour sélectionner, les checkbox, c’est les carrés avec un vu</text:p>
      <text:p text:style-name="P53">Hidden, c’est un champs de formulaire pas visible sur la page. </text:p>
      <text:p text:style-name="P53">Password, on voit pas le password quand on l’écrit.</text:p>
      <text:p text:style-name="P53">Select, quand on a deux ou 3 possibilités</text:p>
      <text:p text:style-name="P53">Le input c’est une balise autofermante.</text:p>
      <text:p text:style-name="P52"/>
      <text:p text:style-name="P53">On fait un post quand les données doivent être invisible.</text:p>
      <text:p text:style-name="P53">Dans un get, les données sont dans la barre d’URL. Du coup on fait un get quand on veut partager la page résultat.</text:p>
      <text:p text:style-name="P53">Si on crée des données on utilise post.</text:p>
      <text:p text:style-name="P53"/>
      <text:p text:style-name="P54">Vidéo : Si un site nous renvoie notre mot de passe, il y a zéro sécurité, il faut avoir un mot de passe qu’on utilise que dans ce site.</text:p>
      <text:p text:style-name="P54">Hash. Md5 et Sha1 on était cassé, on peut avoir les mots de passe.</text:p>
      <text:p text:style-name="P55">Il faut un long mot de passe avec maj, ponct etc. si on utilise que des majuscules, ca fait que 26puissance8. Avec les majuscules ça fait déjà 52puissance8 etc.</text:p>
      <text:p text:style-name="P55">oAuth1, oAuth2. Api standardisée pour s’identifier. Si on se connecte avec fb/google etc, les mots de passe n’ont pas besoin d’être stocké sur mon site. Délicat parce que google etc font ça pour savoir ou on se connecte.</text:p>
      <text:p text:style-name="P55">Collision de Hash, c’est quand deux chaînes des caractères on le même hash</text:p>
      <text:p text:style-name="P56"><text:soft-page-break/>Mnt il est bien d’utiliser Sha256</text:p>
      <text:p text:style-name="P56"/>
      <text:p text:style-name="P56">Il ne faut jamais pouvoir voir le code du warning/warn de la libraire Werkzeug.</text:p>
      <text:p text:style-name="P56"/>
      <text:p text:style-name="P57">3 méthodes</text:p>
      <text:p text:style-name="P57">La méthode de base, </text:p>
      <text:p text:style-name="P57">Méthode static ça porte sur la classe. <text:span text:style-name="T17">Alors</text:span> que les méthodes classic (sans nom) sont liées à un objet qui existe déjà. On utilise que staticmethod pour notre niveau.</text:p>
      <text:p text:style-name="P57"/>
      <text:p text:style-name="P58">La propriété de form de la request.metho<text:span text:style-name="T16">d</text:span> c’est comme un dictionnaire</text:p>
      <text:p text:style-name="P59">request.form.get (param, valeur par <text:span text:style-name="T17">défaut</text:span>) si il n’y a pas de login, on renvoie la valeur par défaut (non renseigné par ex.)</text:p>
      <text:p text:style-name="P59"/>
      <text:p text:style-name="P60">Flask Login</text:p>
      <text:p text:style-name="P60"/>
      <text:p text:style-name="P60"><text:span text:style-name="T18">1. </text:span>Instancier l’extension via loginmanager(app[nom de l’application Flask])</text:p>
      <text:p text:style-name="P60"><text:span text:style-name="T18">2. a.</text:span>Avoir une classe utilisateur qui possède les 4 propriétés. Pour faire plus vite, on peut réutiliser l’héritage de UserMixin</text:p>
      <text:p text:style-name="P60">On peut devoir re-spécifier certaines de ces propriétés, get_id() par exemple, parce que get_id récupère la valeur de self.id, et nous on l’a appelé user_id pas id. (il doit nous retourner self.user_id)</text:p>
      <text:p text:style-name="P60"><text:span text:style-name="T18">2. b. </text:span>Définir une fonction pour récupérer un user en fonction de son id <text:span text:style-name="T18">et précéder du décorateur @login.user_loader</text:span></text:p>
      <text:p text:style-name="P60"><text:span text:style-name="T18">3. </text:span>Créer une page de création de compte</text:p>
      <text:p text:style-name="P60">Créer une page de connexion avec from Flask login import login_user(objet_user)</text:p>
      <text:p text:style-name="P60">Créer une pas de déconnexion avec from Flask login import logout_user</text:p>
      <text:p text:style-name="P61">4. From flask_login import current_user contient l’utilisateur en cours de la requête actuelle.</text:p>
      <text:p text:style-name="P62">5. Ajouter LoginManager().login_view = « nom_fonction_route_login »</text:p>
      <text:p text:style-name="P62"/>
      <text:p text:style-name="P63">API, interface pour récupérer des données ciblées d’un site de manière automatique ou utiliser les services d’un site.</text:p>
      <text:p text:style-name="P63"/>
      <text:p text:style-name="P64">Exercice chap :</text:p>
      <text:p text:style-name="P64">C’est important de toujours définir le orderby parce que sinon il peut changer de méthode entre la page 1 de résultat et la page 2 des résultat.</text:p>
      <text:p text:style-name="P65">On peut utiliser le même nom de variable autant de fois qu’on veut si elles sont à l’intérieur d’une fonction.</text:p>
      <text:p text:style-name="P65"/>
      <text:p text:style-name="P65">Place() (classe)</text:p>
      <text:p text:style-name="P65">place() (fonction !! on ne mets pas de majuscules dans les fonctions)</text:p>
      <text:p text:style-name="P65">variable tout en majuscule : constante</text:p>
      <text:p text:style-name="P71">url_for prend comme paramètre le nom de la fonction de la route.</text:p>
      <text:p text:style-name="P66">Les paramètres query son</text:p>
      <text:p text:style-name="P66"/>
      <text:p text:style-name="P67">On crée un dossier de travail, avec un dossier du nom de l’application qui soit compatible avec les modules (gazetteer)</text:p>
      <text:p text:style-name="P67">Un dossier modèle.py et route.py</text:p>
      <text:p text:style-name="P67">On a les dossier static, les dossiers templates</text:p>
      <text:p text:style-name="P67">Et finalement un fichier app.py</text:p>
      <text:p text:style-name="P67"/>
      <text:p text:style-name="P67">app.run c’est pour le développement, on peut pas le mettre sur le site de l’école des chartes <text:s/>avec ca, il faut utiliser Apache, …</text:p>
      <text:p text:style-name="P67"/>
      <text:p text:style-name="P73">Créer un dossier Devoir_pyrrha </text:p>
      <text:p text:style-name="P73">Créer un Environnement virtuel pour pyrrha</text:p>
      <text:p text:style-name="P74">Créer un fichier code.py (touch code.py)</text:p>
      <text:p text:style-name="P75">Variable : values/allowed_values</text:p>
      <text:p text:style-name="P75">Nom:lemma</text:p>
      <text:p text:style-name="P76">Installer pyyaml</text:p>
      <text:p text:style-name="P76"/>
      <text:p text:style-name="P76"/>
      <text:p text:style-name="P76"/>
      <text:p text:style-name="P77"><text:soft-page-break/>Comment peut-on récupérer les fichiers contenant les fichiers et les annotations</text:p>
      <text:p text:style-name="P77">Doit-on créer une base de données ? Ou se servir de celle de Pyrrha</text:p>
      <text:p text:style-name="P77"/>
      <text:p text:style-name="P77"/>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0:51:28.227919525</meta:creation-date>
    <dc:date>2019-02-19T11:51:26.553540975</dc:date>
    <meta:editing-duration>PT15H15M31S</meta:editing-duration>
    <meta:editing-cycles>26</meta:editing-cycles>
    <meta:generator>LibreOffice/6.0.7.3$Linux_X86_64 LibreOffice_project/00m0$Build-3</meta:generator>
    <meta:document-statistic meta:table-count="0" meta:image-count="0" meta:object-count="0" meta:page-count="6" meta:paragraph-count="174" meta:word-count="2065" meta:character-count="11707" meta:non-whitespace-character-count="9796"/>
  </office:meta>
</office:document-meta>
</file>